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Heading_20_1">
      <style:text-properties officeooo:rsid="00120b6c" officeooo:paragraph-rsid="00120b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eading 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language="en" fo:country="US" fo:font-weight="bold" style:font-size-asian="130%" style:font-weight-asian="bold" style:font-size-complex="130%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6:20:00.157386076</meta:creation-date>
    <dc:date>2018-08-28T16:20:24.511238535</dc:date>
    <meta:editing-duration>PT26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Dev/6.2.0.0.alpha0$Linux_X86_64 LibreOffice_project/fbaacb967b34edc4ffd0e56ff02bac43d50ce270</meta:generator>
  </office:meta>
</office:document-meta>
</file>